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Univers" svg:font-family="Univers"/>
    <style:font-face style:name="Univers 55" svg:font-family="&quot;Univers 55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4">
      <style:table-cell-properties fo:border-top="none" fo:border-bottom="thin double #000000" fo:border-left="none" fo:border-right="none" style:vertical-align="automatic" fo:wrap-option="wrap" style:repeat-content="false"/>
      <style:paragraph-properties fo:text-align="end" fo:margin-right="0cm"/>
      <style:text-properties fo:color="#000000" style:font-name="Univers" style:font-name-asian="Univers" style:font-name-complex="Univers" fo:font-size="7pt" style:font-size-asian="7pt" style:font-size-complex="7pt"/>
    </style:style>
    <style:style style:name="ce3" style:family="table-cell" style:parent-style-name="Default" style:data-style-name="N3">
      <style:table-cell-properties fo:border-top="none" fo:border-bottom="thin double #000000" fo:border-left="none" fo:border-right="none" style:vertical-align="automatic" fo:wrap-option="wrap" style:repeat-content="false"/>
      <style:paragraph-properties fo:text-align="end" fo:margin-right="0cm"/>
      <style:text-properties fo:color="#000000" style:font-name="Univers" style:font-name-asian="Univers" style:font-name-complex="Univers" fo:font-size="7pt" style:font-size-asian="7pt" style:font-size-complex="7pt"/>
    </style:style>
    <style:style style:name="ce4" style:family="table-cell" style:parent-style-name="Default" style:data-style-name="N0">
      <style:table-cell-properties fo:border-top="none" fo:border-bottom="thin double #000000" fo:border-left="none" fo:border-right="none" style:vertical-align="automatic" fo:wrap-option="wrap" style:repeat-content="false"/>
      <style:paragraph-properties fo:text-align="start" fo:margin-left="0cm"/>
      <style:text-properties fo:color="#000000" style:font-name="Univers" style:font-name-asian="Univers" style:font-name-complex="Univers" fo:font-size="7pt" style:font-size-asian="7pt" style:font-size-complex="7pt"/>
    </style:style>
    <style:style style:name="ce5" style:family="table-cell" style:parent-style-name="Default" style:data-style-name="N4">
      <style:table-cell-properties style:vertical-align="automatic" fo:wrap-option="wrap" style:repeat-content="false"/>
      <style:paragraph-properties fo:text-align="end" fo:margin-right="0cm"/>
      <style:text-properties fo:color="#000000" style:font-name="Univers" style:font-name-asian="Univers" style:font-name-complex="Univers" fo:font-size="7pt" style:font-size-asian="7pt" style:font-size-complex="7pt"/>
    </style:style>
    <style:style style:name="ce6" style:family="table-cell" style:parent-style-name="Default" style:data-style-name="N3">
      <style:table-cell-properties style:vertical-align="automatic" fo:wrap-option="wrap" style:repeat-content="false"/>
      <style:paragraph-properties fo:text-align="end" fo:margin-right="0cm"/>
      <style:text-properties fo:color="#000000" style:font-name="Univers" style:font-name-asian="Univers" style:font-name-complex="Univers" fo:font-size="7pt" style:font-size-asian="7pt" style:font-size-complex="7pt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fo:color="#000000" style:font-name="Univers" style:font-name-asian="Univers" style:font-name-complex="Univers" fo:font-size="7pt" style:font-size-asian="7pt" style:font-size-complex="7pt"/>
    </style:style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4">
      <style:table-cell-properties style:vertical-align="automatic" fo:wrap-option="wrap" style:repeat-content="false"/>
      <style:paragraph-properties fo:text-align="end" fo:margin-right="0cm"/>
      <style:text-properties fo:color="#000000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10" style:family="table-cell" style:parent-style-name="Default" style:data-style-name="N3">
      <style:table-cell-properties style:vertical-align="automatic" fo:wrap-option="wrap" style:repeat-content="false"/>
      <style:paragraph-properties fo:text-align="end" fo:margin-right="0cm"/>
      <style:text-properties fo:color="#000000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353cm"/>
      <style:text-properties fo:color="#000000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12" style:family="table-cell" style:parent-style-name="Default" style:data-style-name="N2">
      <style:table-cell-properties fo:border-top="thin solid #000000" fo:border-bottom="none" fo:border-left="none" fo:border-right="none" style:vertical-align="middle" fo:wrap-option="wrap" style:repeat-content="false"/>
      <style:paragraph-properties fo:text-align="end" fo:margin-right="0cm"/>
      <style:text-properties fo:color="#000000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13" style:family="table-cell" style:parent-style-name="Default" style:data-style-name="N3">
      <style:table-cell-properties fo:border-top="thin solid #000000" fo:border-bottom="none" fo:border-left="none" fo:border-right="none" style:vertical-align="middle" fo:wrap-option="wrap" style:repeat-content="false"/>
      <style:paragraph-properties fo:text-align="end" fo:margin-right="0cm"/>
      <style:text-properties fo:color="#000000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14" style:family="table-cell" style:parent-style-name="Default" style:data-style-name="N4">
      <style:table-cell-properties fo:border-top="thin solid #000000" fo:border-bottom="none" fo:border-left="none" fo:border-right="none" style:vertical-align="middle" fo:wrap-option="wrap" style:repeat-content="false"/>
      <style:paragraph-properties fo:text-align="end" fo:margin-right="0cm"/>
      <style:text-properties fo:color="#000000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.706cm"/>
      <style:text-properties fo:color="#000000" style:font-name="Univers 55" style:font-name-asian="Univers 55" style:font-name-complex="Univers 55" fo:font-size="7pt" style:font-size-asian="7pt" style:font-size-complex="7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/>
      <style:text-properties fo:color="#000000" style:font-name="Univers 55" style:font-name-asian="Univers 55" style:font-name-complex="Univers 55" fo:font-size="7pt" style:font-size-asian="7pt" style:font-size-complex="7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double #000000" fo:border-bottom="thin solid #000000" fo:border-left="none" fo:border-right="none" style:vertical-align="middle" fo:wrap-option="wrap" style:repeat-content="false"/>
      <style:paragraph-properties fo:text-align="center"/>
      <style:text-properties fo:color="#000000" style:font-name="Univers" style:font-name-asian="Univers" style:font-name-complex="Univers" fo:font-size="7pt" style:font-size-asian="7pt" style:font-size-complex="7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double #000000" fo:border-bottom="thin solid #000000" fo:border-left="none" fo:border-right="none" style:vertical-align="middle" fo:wrap-option="wrap" style:repeat-content="false"/>
      <style:paragraph-properties fo:text-align="center"/>
      <style:text-properties fo:color="#000000" style:font-name="Univers 55" style:font-name-asian="Univers 55" style:font-name-complex="Univers 55" fo:font-size="7pt" style:font-size-asian="7pt" style:font-size-complex="7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none" fo:border-bottom="thin double #000000" fo:border-left="none" fo:border-right="none" style:vertical-align="middle" fo:wrap-option="wrap" style:repeat-content="false"/>
      <style:paragraph-properties fo:text-align="center"/>
      <style:text-properties fo:color="#000000" style:font-name="Univers 55" style:font-name-asian="Univers 55" style:font-name-complex="Univers 55" fo:font-size="9pt" style:font-size-asian="9pt" style:font-size-complex="9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Univers" style:font-name-asian="Univers" style:font-name-complex="Univers" fo:font-size="7pt" style:font-size-asian="7pt" style:font-size-complex="7pt"/>
    </style:style>
    <style:style style:name="ce21" style:family="table-cell" style:parent-style-name="Default" style:data-style-name="N30">
      <style:table-cell-properties style:vertical-align="automatic" fo:wrap-option="wrap" style:repeat-content="false"/>
      <style:paragraph-properties fo:text-align="start" fo:margin-left="0cm"/>
      <style:text-properties style:font-name="Univers" style:font-name-asian="Univers" style:font-name-complex="Univers" fo:font-size="7pt" style:font-size-asian="7pt" style:font-size-complex="7pt"/>
    </style:style>
    <style:style style:name="T1" style:family="text" style:parent-style-name="Default">
      <style:text-properties fo:color="#000000" style:text-line-through-style="none" style:font-name="Univers 55" style:font-name-asian="Univers 55" style:font-name-complex="Univers 55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Univers 55" style:font-name-asian="Univers 55" style:font-name-complex="Univers 55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1.64041666666667cm" style:use-optimal-column-width="true"/>
    </style:style>
    <style:style style:name="co2" style:family="table-column">
      <style:table-column-properties fo:break-before="auto" style:column-width="7.27604166666667cm"/>
    </style:style>
    <style:style style:name="co3" style:family="table-column">
      <style:table-column-properties fo:break-before="auto" style:column-width="4.683125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24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a_2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6379" table:default-cell-style-name="ce1"/>
        <table:table-row table:style-name="ro1">
          <table:table-cell office:value-type="string" table:number-columns-spanned="5" table:number-rows-spanned="1" table:style-name="ce19">
            <text:p>Tabela 2.1 - Total Estimado e Sub-registro de Óbitos por Grandes Regiões e UF de residência do falecido - 2022.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style-name="ce17">
            <text:p>Código UF</text:p>
          </table:table-cell>
          <table:table-cell office:value-type="string" table:style-name="ce17">
            <text:p>Nome UF</text:p>
          </table:table-cell>
          <table:table-cell office:value-type="string" table:style-name="ce17">
            <text:p>Total estimado de óbitos</text:p>
          </table:table-cell>
          <table:table-cell office:value-type="string" table:style-name="ce18">
            <text:p>Sub-registro IBGE<text:span text:style-name="T2">(1)</text:span><text:s/>(%)</text:p>
          </table:table-cell>
          <table:table-cell office:value-type="string" table:style-name="ce17">
            <text:p>Sub-notificação MS (%)</text:p>
          </table:table-cell>
          <table:table-cell table:number-columns-repeated="16379"/>
        </table:table-row>
        <table:table-row table:style-name="ro3">
          <table:table-cell table:style-name="ce16"/>
          <table:table-cell office:value-type="string" table:style-name="ce15">
            <text:p>Total Brasil</text:p>
          </table:table-cell>
          <table:table-cell office:value-type="float" office:value="1561339.25" table:style-name="ce13">
            <text:p>1.561.339</text:p>
          </table:table-cell>
          <table:table-cell office:value-type="float" office:value="3.6482000000000001" table:style-name="ce14">
            <text:p>3,65</text:p>
          </table:table-cell>
          <table:table-cell office:value-type="float" office:value="1.0934999999999999" table:style-name="ce14">
            <text:p>1,09</text:p>
          </table:table-cell>
          <table:table-cell table:number-columns-repeated="16379"/>
        </table:table-row>
        <table:table-row table:style-name="ro3">
          <table:table-cell table:style-name="ce1"/>
          <table:table-cell office:value-type="string" table:style-name="ce11">
            <text:p>Norte</text:p>
          </table:table-cell>
          <table:table-cell office:value-type="float" office:value="97593.61" table:style-name="ce13">
            <text:p>97.594</text:p>
          </table:table-cell>
          <table:table-cell office:value-type="float" office:value="12.1746" table:style-name="ce12">
            <text:p>12,17</text:p>
          </table:table-cell>
          <table:table-cell office:value-type="float" office:value="1.39723" table:style-name="ce12">
            <text:p>1,40</text:p>
          </table:table-cell>
          <table:table-cell table:number-columns-repeated="16379"/>
        </table:table-row>
        <table:table-row table:style-name="ro3">
          <table:table-cell office:value-type="float" office:value="11" table:style-name="ce7">
            <text:p>11</text:p>
          </table:table-cell>
          <table:table-cell office:value-type="string" table:style-name="ce7">
            <text:p>Rondônia</text:p>
          </table:table-cell>
          <table:table-cell office:value-type="float" office:value="10388.870000000001" table:style-name="ce6">
            <text:p>10.389</text:p>
          </table:table-cell>
          <table:table-cell office:value-type="float" office:value="1.0190999999999999" table:style-name="ce5">
            <text:p>1,02</text:p>
          </table:table-cell>
          <table:table-cell office:value-type="float" office:value="0.91317000000000004" table:style-name="ce5">
            <text:p>0,91</text:p>
          </table:table-cell>
          <table:table-cell table:number-columns-repeated="16379"/>
        </table:table-row>
        <table:table-row table:style-name="ro3">
          <table:table-cell office:value-type="float" office:value="12" table:style-name="ce7">
            <text:p>12</text:p>
          </table:table-cell>
          <table:table-cell office:value-type="string" table:style-name="ce7">
            <text:p>Acre</text:p>
          </table:table-cell>
          <table:table-cell office:value-type="float" office:value="4296.87" table:style-name="ce6">
            <text:p>4.297</text:p>
          </table:table-cell>
          <table:table-cell office:value-type="float" office:value="6.7460000000000004" table:style-name="ce5">
            <text:p>6,75</text:p>
          </table:table-cell>
          <table:table-cell office:value-type="float" office:value="2.5802100000000001" table:style-name="ce5">
            <text:p>2,58</text:p>
          </table:table-cell>
          <table:table-cell table:number-columns-repeated="16379"/>
        </table:table-row>
        <table:table-row table:style-name="ro3">
          <table:table-cell office:value-type="float" office:value="13" table:style-name="ce7">
            <text:p>13</text:p>
          </table:table-cell>
          <table:table-cell office:value-type="string" table:style-name="ce7">
            <text:p>Amazonas</text:p>
          </table:table-cell>
          <table:table-cell office:value-type="float" office:value="20428.95" table:style-name="ce6">
            <text:p>20.429</text:p>
          </table:table-cell>
          <table:table-cell office:value-type="float" office:value="10.5044" table:style-name="ce5">
            <text:p>10,50</text:p>
          </table:table-cell>
          <table:table-cell office:value-type="float" office:value="1.1451800000000001" table:style-name="ce5">
            <text:p>1,15</text:p>
          </table:table-cell>
          <table:table-cell table:number-columns-repeated="16379"/>
        </table:table-row>
        <table:table-row table:style-name="ro3">
          <table:table-cell office:value-type="float" office:value="14" table:style-name="ce7">
            <text:p>14</text:p>
          </table:table-cell>
          <table:table-cell office:value-type="string" table:style-name="ce7">
            <text:p>Roraima</text:p>
          </table:table-cell>
          <table:table-cell office:value-type="float" office:value="3295.53" table:style-name="ce6">
            <text:p>3.296</text:p>
          </table:table-cell>
          <table:table-cell office:value-type="float" office:value="10.6061" table:style-name="ce5">
            <text:p>10,61</text:p>
          </table:table-cell>
          <table:table-cell office:value-type="float" office:value="1.35114" table:style-name="ce5">
            <text:p>1,35</text:p>
          </table:table-cell>
          <table:table-cell table:number-columns-repeated="16379"/>
        </table:table-row>
        <table:table-row table:style-name="ro3">
          <table:table-cell office:value-type="float" office:value="15" table:style-name="ce7">
            <text:p>15</text:p>
          </table:table-cell>
          <table:table-cell office:value-type="string" table:style-name="ce7">
            <text:p>Pará</text:p>
          </table:table-cell>
          <table:table-cell office:value-type="float" office:value="45646.41" table:style-name="ce6">
            <text:p>45.646</text:p>
          </table:table-cell>
          <table:table-cell office:value-type="float" office:value="16.655000000000001" table:style-name="ce5">
            <text:p>16,66</text:p>
          </table:table-cell>
          <table:table-cell office:value-type="float" office:value="1.36792" table:style-name="ce5">
            <text:p>1,37</text:p>
          </table:table-cell>
          <table:table-cell table:number-columns-repeated="16379"/>
        </table:table-row>
        <table:table-row table:style-name="ro3">
          <table:table-cell office:value-type="float" office:value="16" table:style-name="ce7">
            <text:p>16</text:p>
          </table:table-cell>
          <table:table-cell office:value-type="string" table:style-name="ce7">
            <text:p>Amapá</text:p>
          </table:table-cell>
          <table:table-cell office:value-type="float" office:value="4022.38" table:style-name="ce6">
            <text:p>4.022</text:p>
          </table:table-cell>
          <table:table-cell office:value-type="float" office:value="22.956099999999999" table:style-name="ce5">
            <text:p>22,96</text:p>
          </table:table-cell>
          <table:table-cell office:value-type="float" office:value="3.76349" table:style-name="ce5">
            <text:p>3,76</text:p>
          </table:table-cell>
          <table:table-cell table:number-columns-repeated="16379"/>
        </table:table-row>
        <table:table-row table:style-name="ro3">
          <table:table-cell office:value-type="float" office:value="17" table:style-name="ce7">
            <text:p>17</text:p>
          </table:table-cell>
          <table:table-cell office:value-type="string" table:style-name="ce7">
            <text:p>Tocantins</text:p>
          </table:table-cell>
          <table:table-cell office:value-type="float" office:value="9514.6" table:style-name="ce6">
            <text:p>9.515</text:p>
          </table:table-cell>
          <table:table-cell office:value-type="float" office:value="4.8830999999999998" table:style-name="ce5">
            <text:p>4,88</text:p>
          </table:table-cell>
          <table:table-cell office:value-type="float" office:value="1.0889" table:style-name="ce5">
            <text:p>1,09</text:p>
          </table:table-cell>
          <table:table-cell table:number-columns-repeated="16379"/>
        </table:table-row>
        <table:table-row table:style-name="ro3">
          <table:table-cell table:style-name="ce8"/>
          <table:table-cell office:value-type="string" table:style-name="ce11">
            <text:p>Nordeste</text:p>
          </table:table-cell>
          <table:table-cell office:value-type="float" office:value="411217.91" table:style-name="ce10">
            <text:p>411.218</text:p>
          </table:table-cell>
          <table:table-cell office:value-type="float" office:value="8.1669" table:style-name="ce9">
            <text:p>8,17</text:p>
          </table:table-cell>
          <table:table-cell office:value-type="float" office:value="1.8493599999999999" table:style-name="ce9">
            <text:p>1,85</text:p>
          </table:table-cell>
          <table:table-cell table:number-columns-repeated="16379" table:style-name="ce8"/>
        </table:table-row>
        <table:table-row table:style-name="ro3">
          <table:table-cell office:value-type="float" office:value="21" table:style-name="ce7">
            <text:p>21</text:p>
          </table:table-cell>
          <table:table-cell office:value-type="string" table:style-name="ce7">
            <text:p>Maranhão</text:p>
          </table:table-cell>
          <table:table-cell office:value-type="float" office:value="41711.07" table:style-name="ce6">
            <text:p>41.711</text:p>
          </table:table-cell>
          <table:table-cell office:value-type="float" office:value="27.880099999999999" table:style-name="ce5">
            <text:p>27,88</text:p>
          </table:table-cell>
          <table:table-cell office:value-type="float" office:value="3.6970200000000002" table:style-name="ce5">
            <text:p>3,70</text:p>
          </table:table-cell>
          <table:table-cell table:number-columns-repeated="16379"/>
        </table:table-row>
        <table:table-row table:style-name="ro3">
          <table:table-cell office:value-type="float" office:value="22" table:style-name="ce7">
            <text:p>22</text:p>
          </table:table-cell>
          <table:table-cell office:value-type="string" table:style-name="ce7">
            <text:p>Piauí</text:p>
          </table:table-cell>
          <table:table-cell office:value-type="float" office:value="24559.18" table:style-name="ce6">
            <text:p>24.559</text:p>
          </table:table-cell>
          <table:table-cell office:value-type="float" office:value="11.927" table:style-name="ce5">
            <text:p>11,93</text:p>
          </table:table-cell>
          <table:table-cell office:value-type="float" office:value="1.1123499999999999" table:style-name="ce5">
            <text:p>1,11</text:p>
          </table:table-cell>
          <table:table-cell table:number-columns-repeated="16379"/>
        </table:table-row>
        <table:table-row table:style-name="ro3">
          <table:table-cell office:value-type="float" office:value="23" table:style-name="ce7">
            <text:p>23</text:p>
          </table:table-cell>
          <table:table-cell office:value-type="string" table:style-name="ce7">
            <text:p>Ceará</text:p>
          </table:table-cell>
          <table:table-cell office:value-type="float" office:value="65967.679999999993" table:style-name="ce6">
            <text:p>65.968</text:p>
          </table:table-cell>
          <table:table-cell office:value-type="float" office:value="5.6917" table:style-name="ce5">
            <text:p>5,69</text:p>
          </table:table-cell>
          <table:table-cell office:value-type="float" office:value="1.8428500000000001" table:style-name="ce5">
            <text:p>1,84</text:p>
          </table:table-cell>
          <table:table-cell table:number-columns-repeated="16379"/>
        </table:table-row>
        <table:table-row table:style-name="ro3">
          <table:table-cell office:value-type="float" office:value="24" table:style-name="ce7">
            <text:p>24</text:p>
          </table:table-cell>
          <table:table-cell office:value-type="string" table:style-name="ce7">
            <text:p>Rio Grande do Norte</text:p>
          </table:table-cell>
          <table:table-cell office:value-type="float" office:value="24974.1" table:style-name="ce6">
            <text:p>24.974</text:p>
          </table:table-cell>
          <table:table-cell office:value-type="float" office:value="8.7454999999999998" table:style-name="ce5">
            <text:p>8,75</text:p>
          </table:table-cell>
          <table:table-cell office:value-type="float" office:value="2.9074200000000001" table:style-name="ce5">
            <text:p>2,91</text:p>
          </table:table-cell>
          <table:table-cell table:number-columns-repeated="16379"/>
        </table:table-row>
        <table:table-row table:style-name="ro3">
          <table:table-cell office:value-type="float" office:value="25" table:style-name="ce7">
            <text:p>25</text:p>
          </table:table-cell>
          <table:table-cell office:value-type="string" table:style-name="ce7">
            <text:p>Paraíba</text:p>
          </table:table-cell>
          <table:table-cell office:value-type="float" office:value="33120.14" table:style-name="ce6">
            <text:p>33.120</text:p>
          </table:table-cell>
          <table:table-cell office:value-type="float" office:value="4.6985000000000001" table:style-name="ce5">
            <text:p>4,70</text:p>
          </table:table-cell>
          <table:table-cell office:value-type="float" office:value="2.32531" table:style-name="ce5">
            <text:p>2,33</text:p>
          </table:table-cell>
          <table:table-cell table:number-columns-repeated="16379"/>
        </table:table-row>
        <table:table-row table:style-name="ro3">
          <table:table-cell office:value-type="float" office:value="26" table:style-name="ce7">
            <text:p>26</text:p>
          </table:table-cell>
          <table:table-cell office:value-type="string" table:style-name="ce7">
            <text:p>Pernambuco</text:p>
          </table:table-cell>
          <table:table-cell office:value-type="float" office:value="73315.02" table:style-name="ce6">
            <text:p>73.315</text:p>
          </table:table-cell>
          <table:table-cell office:value-type="float" office:value="3.6787000000000001" table:style-name="ce5">
            <text:p>3,68</text:p>
          </table:table-cell>
          <table:table-cell office:value-type="float" office:value="1.7241" table:style-name="ce5">
            <text:p>1,72</text:p>
          </table:table-cell>
          <table:table-cell table:number-columns-repeated="16379"/>
        </table:table-row>
        <table:table-row table:style-name="ro3">
          <table:table-cell office:value-type="float" office:value="27" table:style-name="ce7">
            <text:p>27</text:p>
          </table:table-cell>
          <table:table-cell office:value-type="string" table:style-name="ce7">
            <text:p>Alagoas</text:p>
          </table:table-cell>
          <table:table-cell office:value-type="float" office:value="23814.21" table:style-name="ce6">
            <text:p>23.814</text:p>
          </table:table-cell>
          <table:table-cell office:value-type="float" office:value="7.3158000000000003" table:style-name="ce5">
            <text:p>7,32</text:p>
          </table:table-cell>
          <table:table-cell office:value-type="float" office:value="2.7891300000000001" table:style-name="ce5">
            <text:p>2,79</text:p>
          </table:table-cell>
          <table:table-cell table:number-columns-repeated="16379"/>
        </table:table-row>
        <table:table-row table:style-name="ro3">
          <table:table-cell office:value-type="float" office:value="28" table:style-name="ce7">
            <text:p>28</text:p>
          </table:table-cell>
          <table:table-cell office:value-type="string" table:style-name="ce7">
            <text:p>Sergipe</text:p>
          </table:table-cell>
          <table:table-cell office:value-type="float" office:value="14868.23" table:style-name="ce6">
            <text:p>14.868</text:p>
          </table:table-cell>
          <table:table-cell office:value-type="float" office:value="6.6264000000000003" table:style-name="ce5">
            <text:p>6,63</text:p>
          </table:table-cell>
          <table:table-cell office:value-type="float" office:value="0.84225000000000005" table:style-name="ce5">
            <text:p>0,84</text:p>
          </table:table-cell>
          <table:table-cell table:number-columns-repeated="16379"/>
        </table:table-row>
        <table:table-row table:style-name="ro3">
          <table:table-cell office:value-type="float" office:value="29" table:style-name="ce7">
            <text:p>29</text:p>
          </table:table-cell>
          <table:table-cell office:value-type="string" table:style-name="ce7">
            <text:p>Bahia</text:p>
          </table:table-cell>
          <table:table-cell office:value-type="float" office:value="108888.26" table:style-name="ce6">
            <text:p>108.888</text:p>
          </table:table-cell>
          <table:table-cell office:value-type="float" office:value="5.6078000000000001" table:style-name="ce5">
            <text:p>5,61</text:p>
          </table:table-cell>
          <table:table-cell office:value-type="float" office:value="0.94066000000000005" table:style-name="ce5">
            <text:p>0,94</text:p>
          </table:table-cell>
          <table:table-cell table:number-columns-repeated="16379"/>
        </table:table-row>
        <table:table-row table:style-name="ro3">
          <table:table-cell table:style-name="ce8"/>
          <table:table-cell office:value-type="string" table:style-name="ce11">
            <text:p>Sudeste</text:p>
          </table:table-cell>
          <table:table-cell office:value-type="float" office:value="701179.13" table:style-name="ce10">
            <text:p>701.179</text:p>
          </table:table-cell>
          <table:table-cell office:value-type="float" office:value="0.86" table:style-name="ce9">
            <text:p>0,86</text:p>
          </table:table-cell>
          <table:table-cell office:value-type="float" office:value="0.81235999999999997" table:style-name="ce9">
            <text:p>0,81</text:p>
          </table:table-cell>
          <table:table-cell table:number-columns-repeated="16379" table:style-name="ce8"/>
        </table:table-row>
        <table:table-row table:style-name="ro3">
          <table:table-cell office:value-type="float" office:value="31" table:style-name="ce7">
            <text:p>31</text:p>
          </table:table-cell>
          <table:table-cell office:value-type="string" table:style-name="ce7">
            <text:p>Minas Gerais</text:p>
          </table:table-cell>
          <table:table-cell office:value-type="float" office:value="165070.67000000001" table:style-name="ce6">
            <text:p>165.071</text:p>
          </table:table-cell>
          <table:table-cell office:value-type="float" office:value="1.6894" table:style-name="ce5">
            <text:p>1,69</text:p>
          </table:table-cell>
          <table:table-cell office:value-type="float" office:value="1.4313100000000001" table:style-name="ce5">
            <text:p>1,43</text:p>
          </table:table-cell>
          <table:table-cell table:number-columns-repeated="16379"/>
        </table:table-row>
        <table:table-row table:style-name="ro3">
          <table:table-cell office:value-type="float" office:value="32" table:style-name="ce7">
            <text:p>32</text:p>
          </table:table-cell>
          <table:table-cell office:value-type="string" table:style-name="ce7">
            <text:p>Espírito Santo</text:p>
          </table:table-cell>
          <table:table-cell office:value-type="float" office:value="28434.29" table:style-name="ce6">
            <text:p>28.434</text:p>
          </table:table-cell>
          <table:table-cell office:value-type="float" office:value="1.9353" table:style-name="ce5">
            <text:p>1,94</text:p>
          </table:table-cell>
          <table:table-cell office:value-type="float" office:value="1.5871299999999999" table:style-name="ce5">
            <text:p>1,59</text:p>
          </table:table-cell>
          <table:table-cell table:number-columns-repeated="16379"/>
        </table:table-row>
        <table:table-row table:style-name="ro3">
          <table:table-cell office:value-type="float" office:value="33" table:style-name="ce7">
            <text:p>33</text:p>
          </table:table-cell>
          <table:table-cell office:value-type="string" table:style-name="ce7">
            <text:p>Rio de Janeiro</text:p>
          </table:table-cell>
          <table:table-cell office:value-type="float" office:value="151264.93" table:style-name="ce6">
            <text:p>151.265</text:p>
          </table:table-cell>
          <table:table-cell office:value-type="float" office:value="0.152" table:style-name="ce5">
            <text:p>0,15</text:p>
          </table:table-cell>
          <table:table-cell office:value-type="float" office:value="0.29480000000000001" table:style-name="ce5">
            <text:p>0,29</text:p>
          </table:table-cell>
          <table:table-cell table:number-columns-repeated="16379"/>
        </table:table-row>
        <table:table-row table:style-name="ro3">
          <table:table-cell office:value-type="float" office:value="35" table:style-name="ce7">
            <text:p>35</text:p>
          </table:table-cell>
          <table:table-cell office:value-type="string" table:style-name="ce7">
            <text:p>São Paulo</text:p>
          </table:table-cell>
          <table:table-cell office:value-type="float" office:value="356409.24" table:style-name="ce6">
            <text:p>356.409</text:p>
          </table:table-cell>
          <table:table-cell office:value-type="float" office:value="0.69059999999999999" table:style-name="ce5">
            <text:p>0,69</text:p>
          </table:table-cell>
          <table:table-cell office:value-type="float" office:value="0.68354999999999999" table:style-name="ce5">
            <text:p>0,68</text:p>
          </table:table-cell>
          <table:table-cell table:number-columns-repeated="16379"/>
        </table:table-row>
        <table:table-row table:style-name="ro3">
          <table:table-cell table:style-name="ce8"/>
          <table:table-cell office:value-type="string" table:style-name="ce11">
            <text:p>Sul</text:p>
          </table:table-cell>
          <table:table-cell office:value-type="float" office:value="246576.46" table:style-name="ce10">
            <text:p>246.576</text:p>
          </table:table-cell>
          <table:table-cell office:value-type="float" office:value="1.0488999999999999" table:style-name="ce9">
            <text:p>1,05</text:p>
          </table:table-cell>
          <table:table-cell office:value-type="float" office:value="0.54322000000000004" table:style-name="ce9">
            <text:p>0,54</text:p>
          </table:table-cell>
          <table:table-cell table:number-columns-repeated="16379" table:style-name="ce8"/>
        </table:table-row>
        <table:table-row table:style-name="ro3">
          <table:table-cell office:value-type="float" office:value="41" table:style-name="ce7">
            <text:p>41</text:p>
          </table:table-cell>
          <table:table-cell office:value-type="string" table:style-name="ce7">
            <text:p>Paraná</text:p>
          </table:table-cell>
          <table:table-cell office:value-type="float" office:value="90309.95" table:style-name="ce6">
            <text:p>90.310</text:p>
          </table:table-cell>
          <table:table-cell office:value-type="float" office:value="0.88139999999999996" table:style-name="ce5">
            <text:p>0,88</text:p>
          </table:table-cell>
          <table:table-cell office:value-type="float" office:value="0.47498000000000001" table:style-name="ce5">
            <text:p>0,47</text:p>
          </table:table-cell>
          <table:table-cell table:number-columns-repeated="16379"/>
        </table:table-row>
        <table:table-row table:style-name="ro3">
          <table:table-cell office:value-type="float" office:value="42" table:style-name="ce7">
            <text:p>42</text:p>
          </table:table-cell>
          <table:table-cell office:value-type="string" table:style-name="ce7">
            <text:p>Santa Catarina</text:p>
          </table:table-cell>
          <table:table-cell office:value-type="float" office:value="51622.14" table:style-name="ce6">
            <text:p>51.622</text:p>
          </table:table-cell>
          <table:table-cell office:value-type="float" office:value="1.7592000000000001" table:style-name="ce5">
            <text:p>1,76</text:p>
          </table:table-cell>
          <table:table-cell office:value-type="float" office:value="0.69182999999999995" table:style-name="ce5">
            <text:p>0,69</text:p>
          </table:table-cell>
          <table:table-cell table:number-columns-repeated="16379"/>
        </table:table-row>
        <table:table-row table:style-name="ro3">
          <table:table-cell office:value-type="float" office:value="43" table:style-name="ce7">
            <text:p>43</text:p>
          </table:table-cell>
          <table:table-cell office:value-type="string" table:style-name="ce7">
            <text:p>Rio Grande do Sul</text:p>
          </table:table-cell>
          <table:table-cell office:value-type="float" office:value="104644.38" table:style-name="ce6">
            <text:p>104.644</text:p>
          </table:table-cell>
          <table:table-cell office:value-type="float" office:value="0.84319999999999995" table:style-name="ce5">
            <text:p>0,84</text:p>
          </table:table-cell>
          <table:table-cell office:value-type="float" office:value="0.52881999999999996" table:style-name="ce5">
            <text:p>0,53</text:p>
          </table:table-cell>
          <table:table-cell table:number-columns-repeated="16379"/>
        </table:table-row>
        <table:table-row table:style-name="ro3">
          <table:table-cell table:style-name="ce8"/>
          <table:table-cell office:value-type="string" table:style-name="ce11">
            <text:p>Centro-Oeste</text:p>
          </table:table-cell>
          <table:table-cell office:value-type="float" office:value="104560.14" table:style-name="ce10">
            <text:p>104.560</text:p>
          </table:table-cell>
          <table:table-cell office:value-type="float" office:value="2.7536" table:style-name="ce9">
            <text:p>2,75</text:p>
          </table:table-cell>
          <table:table-cell office:value-type="float" office:value="0.81976000000000004" table:style-name="ce9">
            <text:p>0,82</text:p>
          </table:table-cell>
          <table:table-cell table:number-columns-repeated="16379" table:style-name="ce8"/>
        </table:table-row>
        <table:table-row table:style-name="ro3">
          <table:table-cell office:value-type="float" office:value="50" table:style-name="ce7">
            <text:p>50</text:p>
          </table:table-cell>
          <table:table-cell office:value-type="string" table:style-name="ce7">
            <text:p>Mato Grosso do Sul</text:p>
          </table:table-cell>
          <table:table-cell office:value-type="float" office:value="20558.87" table:style-name="ce6">
            <text:p>20.559</text:p>
          </table:table-cell>
          <table:table-cell office:value-type="float" office:value="2.4167999999999998" table:style-name="ce5">
            <text:p>2,42</text:p>
          </table:table-cell>
          <table:table-cell office:value-type="float" office:value="0.59763999999999995" table:style-name="ce5">
            <text:p>0,60</text:p>
          </table:table-cell>
          <table:table-cell table:number-columns-repeated="16379"/>
        </table:table-row>
        <table:table-row table:style-name="ro3">
          <table:table-cell office:value-type="float" office:value="51" table:style-name="ce7">
            <text:p>51</text:p>
          </table:table-cell>
          <table:table-cell office:value-type="string" table:style-name="ce7">
            <text:p>Mato Grosso</text:p>
          </table:table-cell>
          <table:table-cell office:value-type="float" office:value="21943.200000000001" table:style-name="ce6">
            <text:p>21.943</text:p>
          </table:table-cell>
          <table:table-cell office:value-type="float" office:value="4.0204000000000004" table:style-name="ce5">
            <text:p>4,02</text:p>
          </table:table-cell>
          <table:table-cell office:value-type="float" office:value="1.02173" table:style-name="ce5">
            <text:p>1,02</text:p>
          </table:table-cell>
          <table:table-cell table:number-columns-repeated="16379"/>
        </table:table-row>
        <table:table-row table:style-name="ro3">
          <table:table-cell office:value-type="float" office:value="52" table:style-name="ce7">
            <text:p>52</text:p>
          </table:table-cell>
          <table:table-cell office:value-type="string" table:style-name="ce7">
            <text:p>Goiás</text:p>
          </table:table-cell>
          <table:table-cell office:value-type="float" office:value="47589.51" table:style-name="ce6">
            <text:p>47.590</text:p>
          </table:table-cell>
          <table:table-cell office:value-type="float" office:value="3.0815999999999999" table:style-name="ce5">
            <text:p>3,08</text:p>
          </table:table-cell>
          <table:table-cell office:value-type="float" office:value="0.75334000000000001" table:style-name="ce5">
            <text:p>0,75</text:p>
          </table:table-cell>
          <table:table-cell table:number-columns-repeated="16379"/>
        </table:table-row>
        <table:table-row table:style-name="ro3">
          <table:table-cell office:value-type="float" office:value="53" table:style-name="ce7">
            <text:p>53</text:p>
          </table:table-cell>
          <table:table-cell office:value-type="string" table:style-name="ce7">
            <text:p>DF</text:p>
          </table:table-cell>
          <table:table-cell office:value-type="float" office:value="14468.56" table:style-name="ce6">
            <text:p>14.469</text:p>
          </table:table-cell>
          <table:table-cell office:value-type="float" office:value="0.23200000000000001" table:style-name="ce5">
            <text:p>0,23</text:p>
          </table:table-cell>
          <table:table-cell office:value-type="float" office:value="1.0475099999999999" table:style-name="ce5">
            <text:p>1,05</text:p>
          </table:table-cell>
          <table:table-cell table:number-columns-repeated="16379"/>
        </table:table-row>
        <table:table-row table:style-name="ro2">
          <table:table-cell table:style-name="ce4"/>
          <table:table-cell office:value-type="string" table:style-name="ce4">
            <text:p>Ignorado</text:p>
          </table:table-cell>
          <table:table-cell office:value-type="float" office:value="212" table:style-name="ce3">
            <text:p>212</text:p>
          </table:table-cell>
          <table:table-cell office:value-type="float" office:value="0" table:style-name="ce2">
            <text:p>0,00</text:p>
          </table:table-cell>
          <table:table-cell office:value-type="string" table:style-name="ce2">
            <text:p>.</text:p>
          </table:table-cell>
          <table:table-cell table:number-columns-repeated="16379"/>
        </table:table-row>
        <table:table-row table:style-name="ro4">
          <table:table-cell office:value-type="string" table:number-columns-spanned="5" table:number-rows-spanned="2" table:style-name="ce20">
            <text:p>Fontes: 1. IBGE, Diretoria de Pesquisas, Coordenação de População e Indicadores Sociais, Estatísticas do Registro Civil 2022. 2. Ministério da Saúde, Sistema de Informações sobre Mortalidade 2022.</text:p>
          </table:table-cell>
          <table:covered-table-cell table:number-columns-repeated="4"/>
          <table:table-cell table:number-columns-repeated="16379"/>
        </table:table-row>
        <table:table-row table:style-name="ro3">
          <table:covered-table-cell/>
          <table:covered-table-cell table:number-columns-repeated="4"/>
          <table:table-cell table:number-columns-repeated="16379"/>
        </table:table-row>
        <table:table-row table:style-name="ro4">
          <table:table-cell office:value-type="string" table:number-columns-spanned="5" table:number-rows-spanned="2" table:style-name="ce21">
            <text:p>(1) Para estimar o total de eventos é necessário incorporar todos os óbitos <text:s/>incluindo aqueles presentes na base do Registro Civil e que não são objeto de pareamento como os casos: Registro realizado a partir da declaração de Testemunhas Qualificadas para os quais não foram emitidas Declarações de Óbito; Registro por Sentença Judicial; Registro administrativo da FUNAI; <text:s/>Registro realizado a partir da declaração de Testemunhas para os quais não foram emitidas Declarações de Óbito.</text:p>
          </table:table-cell>
          <table:covered-table-cell table:number-columns-repeated="4"/>
          <table:table-cell table:number-columns-repeated="16379"/>
        </table:table-row>
        <table:table-row table:style-name="ro3">
          <table:covered-table-cell/>
          <table:covered-table-cell table:number-columns-repeated="4"/>
          <table:table-cell table:number-columns-repeated="16379"/>
        </table:table-row>
        <table:table-row table:number-rows-repeated="104853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Univers" svg:font-family="Univers"/>
    <style:font-face style:name="Univers 55" svg:font-family="&quot;Univers 55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text-style style:name="N30">
      <number:text-content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Luiz Fernando Lima Costa</meta:initial-creator>
    <dc:creator>Luiz Fernando Lima Costa</dc:creator>
    <meta:creation-date>2019-11-22T18:58:02Z</meta:creation-date>
    <dc:date>2024-01-19T10:53:18Z</dc:date>
  </office:meta>
</office:document-meta>
</file>